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Image 1" text:anchor-type="paragraph" svg:x="-0.00069in" svg:y="0in" svg:width="6.3in" svg:height="3.54236in" style:rel-width="scale" style:rel-height="scale"><draw:image xlink:href="media/image1.png" xlink:type="simple" xlink:show="embed" xlink:actuate="onLoad"/><svg:title/><svg:desc/></draw:frame><draw:frame draw:style-name="a1" draw:name="Image 2" text:anchor-type="as-char" svg:x="0in" svg:y="0in" svg:width="6.3in" svg:height="3.54236in" style:rel-width="scale" style:rel-height="scale"><draw:image xlink:href="media/image2.png" xlink:type="simple" xlink:show="embed" xlink:actuate="onLoad"/><svg:title/><svg:desc>Une image contenant texte

Description générée automatiquement</svg:desc></draw:frame><text:soft-page-break/><draw:frame draw:style-name="a2" draw:name="Image 4" text:anchor-type="as-char" svg:x="0in" svg:y="0in" svg:width="6.3in" svg:height="3.54236in" style:rel-width="scale" style:rel-height="scale"><draw:image xlink:href="media/image3.png" xlink:type="simple" xlink:show="embed" xlink:actuate="onLoad"/><svg:title/><svg:desc/></draw:frame><draw:frame draw:z-index="251658240" draw:style-name="a3" draw:name="Image 3" text:anchor-type="paragraph" svg:x="-0.00069in" svg:y="3.55764in" svg:width="6.3in" svg:height="3.54236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zo oudin</meta:initial-creator>
    <dc:creator>enzo oudin</dc:creator>
    <meta:creation-date>2023-02-16T12:56:00Z</meta:creation-date>
    <dc:date>2023-02-27T20:04:00Z</dc:date>
    <meta:template xlink:href="Normal.dotm" xlink:type="simple"/>
    <meta:editing-cycles>2</meta:editing-cycles>
    <meta:editing-duration>PT2100S</meta:editing-duration>
    <meta:document-statistic meta:page-count="2" meta:paragraph-count="1" meta:word-count="0" meta:character-count="4" meta:row-count="1" meta:non-whitespace-character-count="4"/>
  </office:meta>
</office:document-meta>
</file>